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itle"/>
  </office:automatic-styles>
  <office:body>
    <office:text>
      <text:p text:style-name="P1003">Table of contents</text:p>
      <text:table-of-content text:name="Table of Contents1" text:protected="true" text:style-name="Sect1">
        <text:table-of-content-source text:outline-level="10">
          <text:index-title-template text:style-name="Contents_20_Heading">Contents</text:index-title-template>
          <text:table-of-content-entry-template text:outline-level="1" text:style-name="rststyle-contents-1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rststyle-contents-2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rststyle-contents-3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rststyle-contents-4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rststyle-contents-5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rststyle-contents-6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rststyle-contents-7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rststyle-contents-8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rststyle-contents-9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10" text:style-name="rststyle-contents-10">
            <text:index-entry-chapter/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<text:index-title><text:p text:style-name="rststyle-contents-heading">Contents<text:tab/>9999</text:p></text:index-title>Contents<text:p text:style-name="rststyle-contents-1">In short<text:tab/>9999</text:p><text:p text:style-name="rststyle-contents-1">End<text:tab/>9999</text:p></text:index-body>
      </text:table-of-content>
      <text:section text:name="Section1" text:style-name="Sect1">
        <text:h text:outline-level="1" text:style-name="rststyle-heading1">In short</text:h>
        <text:p text:style-name="rststyle-textbody">Regression to test table of contents construction</text:p>
      </text:section>
      <text:section text:name="Section2" text:style-name="Sect1">
        <text:h text:outline-level="1" text:style-name="rststyle-heading1">End</text:h>
        <text:p text:style-name="rststyle-textbody">this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View document source.
Generated on: 2019-08-19 19:36 UTC.
Generated by Docutils from reStructuredText source.
</text:p>
      </style:footer>
    </ns2:master-page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engelbert</meta:initial-creator>
    <meta:creation-date>2019-08-19T21:36:56</meta:creation-date>
    <dc:creator>engelbert</dc:creator>
    <dc:date>2019-08-19T21:36:56</dc:date>
    <dc:language>en-US</dc:language>
    <meta:editing-cycles>1</meta:editing-cycles>
    <meta:editing-duration>PT00M01S</meta:editing-duration>
    <dc:title>Table of contents</dc:title>
  </office:meta>
</office:document-meta>
</file>